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34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 Pro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1" style:parent-style-name="Graphics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41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presentation>
      <draw:page draw:name="Slide3" draw:style-name="a534" draw:master-page-name="Master1-Layout7-blank-Em-branco" presentation:presentation-page-layout-name="Master1-PPL7" draw:id="Slide-258">
        <draw:frame draw:id="id73" draw:style-name="a535" svg:x="0.47244in" svg:y="0.22953in" svg:width="1.18928in" svg:height="1.18928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36" svg:x="6.13109in" svg:y="0.22953in" svg:width="4.24868in" svg:height="1.37807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40" draw:name="CaixaDeTexto 4" svg:x="3.13109in" svg:y="5.14371in" svg:width="4.89322in" svg:height="0.4399in">
          <draw:text-box>
            <text:p text:style-name="a539" text:class-names="" text:cond-style-name=""><text:span text:style-name="a537" text:class-names=""><text:tab/> <text:s text:c="5"/></text:span><text:span text:style-name="a538" text:class-names="">Sensor nível</text:span></text:p>
          </draw:text-box>
          <svg:title/>
          <svg:desc/>
        </draw:frame>
        <draw:frame draw:id="id76" draw:style-name="a541" draw:name="Imagem 3" svg:x="3.13109in" svg:y="2.38904in" svg:width="4.89322in" svg:height="2.75244in" style:rel-width="scale" style:rel-height="scale">
          <draw:image xlink:href="media/image3.jpeg" xlink:type="simple" xlink:show="embed" xlink:actuate="onLoad"/>
          <svg:title/>
          <svg:desc/>
        </draw:frame>
        <presentation:notes draw:style-name="a547">
          <draw:frame draw:id="id77" draw:style-name="a544" draw:name="Espaço Reservado para Número de Slide 6" svg:x="4.67953in" svg:y="11.10827in" svg:width="3.5878in" svg:height="0.58425in">
            <draw:text-box>
              <text:p text:style-name="a543" text:class-names="" text:cond-style-name=""><text:span text:style-name="a54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45" draw:name="Espaço Reservado para Imagem de Slide 1">
            <svg:title/>
            <svg:desc/>
          </draw:page-thumbnail>
          <draw:frame draw:id="id79" presentation:style-name="a54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48" draw:master-page-name="Master1-Layout7-blank-Em-branco" presentation:presentation-page-layout-name="Master1-PPL7" draw:id="Slide-259">
        <draw:frame draw:id="id80" draw:style-name="a549" svg:x="0.47244in" svg:y="0.22953in" svg:width="1.18928in" svg:height="1.18928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550" svg:x="6.13109in" svg:y="0.22953in" svg:width="4.24868in" svg:height="1.37807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551" draw:name="Imagem 3" svg:x="2.20152in" svg:y="1.85061in" svg:width="6.2162in" svg:height="4.19637in" style:rel-width="scale" style:rel-height="scale">
          <draw:image xlink:href="media/image4.jpg" xlink:type="simple" xlink:show="embed" xlink:actuate="onLoad"/>
          <svg:title/>
          <svg:desc/>
        </draw:frame>
        <draw:frame draw:id="id83" draw:style-name="a557" draw:name="CaixaDeTexto 4" svg:x="8.64557in" svg:y="5.64307in" svg:width="1.99008in" svg:height="0.40391in">
          <draw:text-box>
            <text:p text:style-name="a556" text:class-names="" text:cond-style-name=""><text:span text:style-name="a552" text:class-names="">CNC –<text:s text:c="1"/></text:span><text:span text:style-name="a553" text:class-names="">Fusion</text:span><text:span text:style-name="a554" text:class-names=""><text:s text:c="1"/>360</text:span><text:span text:style-name="a555" text:class-names=""/></text:p>
          </draw:text-box>
          <svg:title/>
          <svg:desc/>
        </draw:frame>
        <presentation:notes draw:style-name="a563">
          <draw:frame draw:id="id84" draw:style-name="a560" draw:name="Espaço Reservado para Número de Slide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5" presentation:style-name="a561" draw:name="Espaço Reservado para Imagem de Slide 1">
            <svg:title/>
            <svg:desc/>
          </draw:page-thumbnail>
          <draw:frame draw:id="id86" presentation:style-name="a56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64" draw:master-page-name="Master1-Layout7-blank-Em-branco" presentation:presentation-page-layout-name="Master1-PPL7" draw:id="Slide-257">
        <draw:frame draw:id="id87" draw:style-name="a565" svg:x="0.47244in" svg:y="0.22953in" svg:width="1.18928in" svg:height="1.18928in" style:rel-width="scale" style:rel-height="scale">
          <draw:image xlink:href="media/image1.png" xlink:type="simple" xlink:show="embed" xlink:actuate="onLoad"/>
          <svg:title/>
          <svg:desc/>
        </draw:frame>
        <draw:frame draw:id="id88" draw:style-name="a566" svg:x="6.13109in" svg:y="0.22953in" svg:width="4.24868in" svg:height="1.37807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569" draw:name="CaixaDeTexto 4" svg:x="0.47244in" svg:y="4.86299in" svg:width="3.38583in" svg:height="0.5689in">
          <draw:text-box>
            <text:p text:style-name="a568" text:class-names="" text:cond-style-name=""><text:span text:style-name="a567" text:class-names=""><text:tab/> <text:s text:c="5"/>Sensor nível</text:span></text:p>
          </draw:text-box>
          <svg:title/>
          <svg:desc/>
        </draw:frame>
        <draw:frame draw:id="id90" draw:style-name="a570" svg:x="0.47244in" svg:y="1.78605in" svg:width="9.90733in" svg:height="4.0130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576">
          <draw:frame draw:id="id91" draw:style-name="a573" draw:name="Espaço Reservado para Número de Slide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2" presentation:style-name="a574" draw:name="Espaço Reservado para Imagem de Slide 1">
            <svg:title/>
            <svg:desc/>
          </draw:page-thumbnail>
          <draw:frame draw:id="id93" presentation:style-name="a57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mente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m br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exto e Título Vertical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d0cece" draw:opacity="1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ço Reservado para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stilos de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Editar estilos de texto Mestr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ar estilos de texto Mestre</text:span></text:p>
            </text:list-item>
          </text:list>
        </draw:text-box>
        <svg:title/>
        <svg:desc/>
      </draw:frame>
      <draw:frame draw:id="id23" presentation:style-name="a134" draw:name="Espaço Reservado para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Editar estilos de texto Mestr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Editar estilos de texto Mestr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ar estilos de texto Mestre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Editar estilos de texto Mestr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ar estilos de texto Mestre</text:span></text:p>
            </text:list-item>
          </text:list>
        </draw:text-box>
        <svg:title/>
        <svg:desc/>
      </draw:frame>
      <draw:frame draw:id="id36" presentation:style-name="a259" draw:name="Espaço Reservado para Conteúdo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Editar estilos de texto Mestr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Editar estilos de texto Mestr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ar estilos de texto Mestre</text:span></text:p>
            </text:list-item>
          </text:list>
        </draw:text-box>
        <svg:title/>
        <svg:desc/>
      </draw:frame>
      <draw:frame draw:id="id50" presentation:style-name="a368" draw:name="Espaço Reservado para Data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ar estilos de texto Mestre</text:span></text:p>
            </text:list-item>
          </text:list>
        </draw:text-box>
        <svg:title/>
        <svg:desc/>
      </draw:frame>
      <draw:frame draw:id="id56" presentation:style-name="a405" draw:name="Espaço Reservado para Data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estilos de texto Mestr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ar estilos de texto Mestr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dc:creator>wesley mateus</dc:creator>
    <meta:creation-date>2019-03-15T09:30:51Z</meta:creation-date>
    <dc:date>2019-03-15T18:15:13Z</dc:date>
    <meta:editing-cycles>1</meta:editing-cycles>
    <meta:editing-duration>PT1252S</meta:editing-duration>
    <meta:document-statistic meta:paragraph-count="6" meta:word-count="7"/>
  </office:meta>
</office:document-meta>
</file>